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81d41a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#81d41a" fo:padding="0.049cm" fo:border="0.5pt solid #000000" style:writing-mode="page">
        <style:background-image/>
      </style:table-cell-properties>
    </style:style>
    <style:style style:name="Tabla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8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abla1.A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abla1.B1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" style:family="table">
      <style:table-properties style:width="17cm" table:align="margins" fo:background-color="transparent">
        <style:background-image/>
      </style:table-properties>
    </style:style>
    <style:style style:name="Táboa1.A" style:family="table-column">
      <style:table-column-properties style:column-width="8.5cm" style:rel-column-width="32767*"/>
    </style:style>
    <style:style style:name="Táboa1.B" style:family="table-column">
      <style:table-column-properties style:column-width="8.5cm" style:rel-column-width="32768*"/>
    </style:style>
    <style:style style:name="Táboa1.1" style:family="table-row">
      <style:table-row-properties fo:background-color="transparent">
        <style:background-image/>
      </style:table-row-properties>
    </style:style>
    <style:style style:name="Táboa1.A1" style:family="table-cell">
      <style:table-cell-properties fo:background-color="#81d41a" fo:padding="0.04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áboa1.B1" style:family="table-cell">
      <style:table-cell-properties fo:background-color="#81d41a" fo:padding="0.049cm" fo:border="0.5pt solid #000000" style:writing-mode="page">
        <style:background-image/>
      </style:table-cell-properties>
    </style:style>
    <style:style style:name="Táboa1.A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6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6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7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7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8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8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9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9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0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0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1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1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2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2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3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3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4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4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Táboa1.A15" style:family="table-cell">
      <style:table-cell-properties fo:padding="0.049cm" fo:border-left="0.5pt solid #000000" fo:border-right="none" fo:border-top="none" fo:border-bottom="0.5pt solid #000000" style:writing-mode="page"/>
    </style:style>
    <style:style style:name="Táboa1.B15" style:family="table-cell">
      <style:table-cell-properties fo:padding="0.049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style:font-name="Liberation Serif" fo:font-size="10pt" officeooo:rsid="0015ccee" officeooo:paragraph-rsid="0015ccee" style:font-size-asian="10pt" style:font-size-complex="10pt"/>
    </style:style>
    <style:style style:name="P2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style:font-name="Liberation Serif" fo:font-size="10pt" style:font-size-asian="10pt" style:font-size-complex="10pt"/>
    </style:style>
    <style:style style:name="P3" style:family="paragraph" style:parent-style-name="Table_20_Contents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erif" fo:font-size="10pt" style:font-size-asian="10pt" style:font-size-complex="10pt"/>
    </style:style>
    <style:style style:name="P4" style:family="paragraph" style:parent-style-name="Table_20_Contents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1d3811" officeooo:paragraph-rsid="0028d7ed" style:font-size-asian="10pt" style:font-size-complex="10pt"/>
    </style:style>
    <style:style style:name="P5" style:family="paragraph" style:parent-style-name="Table_20_Contents">
      <loext:graphic-properties draw:fill-hatch-name="hatch"/>
      <style:paragraph-properties fo:margin-top="0.199cm" fo:margin-bottom="0.199cm" style:contextual-spacing="false" fo:text-align="center" style:justify-single-word="false"/>
      <style:text-properties fo:color="#2a6099" loext:opacity="100%" style:font-name="Liberation Serif" fo:font-size="14pt" fo:font-weight="bold" officeooo:rsid="0015ccee" officeooo:paragraph-rsid="0015ccee" style:font-size-asian="14pt" style:font-weight-asian="bold" style:font-size-complex="14pt" style:font-weight-complex="bold"/>
    </style:style>
    <style:style style:name="P6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2e4db4" style:font-size-asian="7pt" style:font-size-complex="8pt"/>
    </style:style>
    <style:style style:name="P7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2ea3a9" style:font-size-asian="7pt" style:font-size-complex="8pt"/>
    </style:style>
    <style:style style:name="P8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3433cc" style:font-size-asian="7pt" style:font-size-complex="8pt"/>
    </style:style>
    <style:style style:name="P9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38d248" style:font-size-asian="8pt" style:font-size-complex="8pt"/>
    </style:style>
    <style:style style:name="P10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3ab8bc" style:font-size-asian="8pt" style:font-size-complex="8pt"/>
    </style:style>
    <style:style style:name="P11" style:family="paragraph" style:parent-style-name="Standard">
      <style:text-properties officeooo:paragraph-rsid="004e0b93"/>
    </style:style>
    <style:style style:name="P12" style:family="paragraph" style:parent-style-name="Standard">
      <style:text-properties officeooo:rsid="004e0b93" officeooo:paragraph-rsid="004e0b93"/>
    </style:style>
    <style:style style:name="P13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1ee336" officeooo:paragraph-rsid="001ee336" style:font-size-asian="8.75pt" style:font-size-complex="10pt"/>
    </style:style>
    <style:style style:name="P14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1ee336" officeooo:paragraph-rsid="004e0b93" style:font-size-asian="8.75pt" style:font-size-complex="10pt"/>
    </style:style>
    <style:style style:name="P15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fo:font-size="10pt" officeooo:rsid="001d3811" officeooo:paragraph-rsid="0024abe0" style:font-size-asian="10pt" style:font-size-complex="10pt"/>
    </style:style>
    <style:style style:name="P16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1d3811" officeooo:paragraph-rsid="00218dd0" style:font-size-asian="10pt" style:font-size-complex="10pt"/>
    </style:style>
    <style:style style:name="P17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1d3811" officeooo:paragraph-rsid="0028d7ed" style:font-size-asian="10pt" style:font-size-complex="10pt"/>
    </style:style>
    <style:style style:name="P18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fo:font-size="10pt" officeooo:rsid="001d3811" officeooo:paragraph-rsid="004e0b93" style:font-size-asian="10pt" style:font-size-complex="10pt"/>
    </style:style>
    <style:style style:name="P19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1d3811" officeooo:paragraph-rsid="004e0b93" style:font-size-asian="10pt" style:font-size-complex="10pt"/>
    </style:style>
    <style:style style:name="P20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1d3811" officeooo:paragraph-rsid="004e0b93" style:font-size-asian="10pt" style:font-size-complex="10pt"/>
    </style:style>
    <style:style style:name="P21" style:family="paragraph" style:parent-style-name="Table_20_Contents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1d3811" officeooo:paragraph-rsid="004e0b93" style:font-size-asian="10pt" style:font-size-complex="10pt"/>
    </style:style>
    <style:style style:name="P22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2322fb" officeooo:paragraph-rsid="002322fb" style:font-size-asian="10pt" style:font-size-complex="10pt"/>
    </style:style>
    <style:style style:name="P23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2322fb" style:font-size-asian="10pt" style:font-size-complex="10pt"/>
    </style:style>
    <style:style style:name="P24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263c87" style:font-size-asian="10pt" style:font-size-complex="10pt"/>
    </style:style>
    <style:style style:name="P25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fo:font-size="10pt" officeooo:rsid="002322fb" officeooo:paragraph-rsid="0027a800" style:font-size-asian="10pt" style:font-size-complex="10pt"/>
    </style:style>
    <style:style style:name="P26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28d7ed" style:font-size-asian="10pt" style:font-size-complex="10pt"/>
    </style:style>
    <style:style style:name="P27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2a295a" style:font-size-asian="10pt" style:font-size-complex="10pt"/>
    </style:style>
    <style:style style:name="P28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2b09f8" style:font-size-asian="10pt" style:font-size-complex="10pt"/>
    </style:style>
    <style:style style:name="P29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2322fb" officeooo:paragraph-rsid="004e0b93" style:font-size-asian="10pt" style:font-size-complex="10pt"/>
    </style:style>
    <style:style style:name="P30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322fb" officeooo:paragraph-rsid="004e0b93" style:font-size-asian="10pt" style:font-size-complex="10pt"/>
    </style:style>
    <style:style style:name="P31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fo:font-size="10pt" officeooo:rsid="002322fb" officeooo:paragraph-rsid="004e0b93" style:font-size-asian="10pt" style:font-size-complex="10pt"/>
    </style:style>
    <style:style style:name="P32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27a800" officeooo:paragraph-rsid="0027a800" style:font-size-asian="10pt" style:font-size-complex="10pt"/>
    </style:style>
    <style:style style:name="P33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cm" fo:margin-bottom="0.101cm" style:contextual-spacing="false" fo:text-indent="0cm" style:auto-text-indent="false"/>
      <style:text-properties fo:font-size="10pt" officeooo:rsid="0027a800" officeooo:paragraph-rsid="004e0b93" style:font-size-asian="10pt" style:font-size-complex="10pt"/>
    </style:style>
    <style:style style:name="P34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b09f8" officeooo:paragraph-rsid="002b09f8" style:font-size-asian="10pt" style:font-size-complex="10pt"/>
    </style:style>
    <style:style style:name="P35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10pt" officeooo:rsid="002b09f8" officeooo:paragraph-rsid="004e0b93" style:font-size-asian="10pt" style:font-size-complex="10pt"/>
    </style:style>
    <style:style style:name="P36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style:font-name="Liberation Serif" fo:font-size="10pt" officeooo:rsid="001bd8c4" officeooo:paragraph-rsid="001bd8c4" style:font-size-asian="10pt" style:font-size-complex="10pt"/>
    </style:style>
    <style:style style:name="P37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style:font-name="Liberation Serif" fo:font-size="10pt" officeooo:rsid="001bd8c4" officeooo:paragraph-rsid="0024abe0" style:font-size-asian="10pt" style:font-size-complex="10pt"/>
    </style:style>
    <style:style style:name="P38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style:font-name="Liberation Serif" fo:font-size="10pt" officeooo:rsid="001bd8c4" officeooo:paragraph-rsid="004e0b93" style:font-size-asian="10pt" style:font-size-complex="10pt"/>
    </style:style>
    <style:style style:name="P39" style:family="paragraph" style:parent-style-name="Table_20_Contents" style:list-style-name="L1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-0.801cm" style:auto-text-indent="false" fo:background-color="transparent" text:number-lines="false" text:line-number="0"/>
      <style:text-properties style:font-name="Liberation Serif" fo:font-size="10pt" officeooo:rsid="001d3811" officeooo:paragraph-rsid="001d3811" style:font-size-asian="10pt" style:font-size-complex="10pt"/>
    </style:style>
    <style:style style:name="P40" style:family="paragraph" style:parent-style-name="Table_20_Contents" style:list-style-name="L1">
      <loext:graphic-properties draw:fill="none" draw:fill-hatch-name="hatch"/>
      <style:paragraph-properties fo:margin-left="1.3cm" fo:margin-right="0cm" fo:margin-top="0cm" fo:margin-bottom="0cm" style:contextual-spacing="false" fo:orphans="0" fo:widows="0" fo:text-indent="-0.801cm" style:auto-text-indent="false" fo:background-color="transparent" text:number-lines="false" text:line-number="0"/>
      <style:text-properties style:font-name="Liberation Serif" fo:font-size="10pt" officeooo:rsid="001d3811" officeooo:paragraph-rsid="0044d3d1" style:font-size-asian="10pt" style:font-size-complex="10pt"/>
    </style:style>
    <style:style style:name="P41" style:family="paragraph" style:parent-style-name="Table_20_Contents" style:list-style-name="L1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-0.801cm" style:auto-text-indent="false" fo:background-color="transparent" text:number-lines="false" text:line-number="0"/>
      <style:text-properties style:font-name="Liberation Serif" fo:font-size="10pt" officeooo:rsid="001d3811" officeooo:paragraph-rsid="004e0b93" style:font-size-asian="10pt" style:font-size-complex="10pt"/>
    </style:style>
    <style:style style:name="P42" style:family="paragraph" style:parent-style-name="Table_20_Contents" style:list-style-name="L1">
      <loext:graphic-properties draw:fill="none" draw:fill-hatch-name="hatch"/>
      <style:paragraph-properties fo:margin-left="1.3cm" fo:margin-right="0cm" fo:margin-top="0cm" fo:margin-bottom="0cm" style:contextual-spacing="false" fo:orphans="0" fo:widows="0" fo:text-indent="-0.801cm" style:auto-text-indent="false" fo:background-color="transparent" text:number-lines="false" text:line-number="0"/>
      <style:text-properties style:font-name="Liberation Serif" fo:font-size="10pt" officeooo:rsid="001d3811" officeooo:paragraph-rsid="004e0b93" style:font-size-asian="10pt" style:font-size-complex="10pt"/>
    </style:style>
    <style:style style:name="P43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style:font-name="Liberation Serif" fo:font-size="10pt" officeooo:rsid="001d3811" officeooo:paragraph-rsid="0028d7ed" style:font-size-asian="10pt" style:font-size-complex="10pt"/>
    </style:style>
    <style:style style:name="P44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style:font-name="Liberation Serif" fo:font-size="10pt" officeooo:rsid="001d3811" officeooo:paragraph-rsid="004e0b93" style:font-size-asian="10pt" style:font-size-complex="10pt"/>
    </style:style>
    <style:style style:name="P45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style:font-name="Liberation Serif" fo:font-size="10pt" officeooo:rsid="0015ccee" officeooo:paragraph-rsid="004e0b93" style:font-size-asian="10pt" style:font-size-complex="10pt"/>
    </style:style>
    <style:style style:name="P46" style:family="paragraph" style:parent-style-name="Table_20_Contents">
      <loext:graphic-properties draw:fill-hatch-name="hatch"/>
      <style:paragraph-properties fo:margin-left="0cm" fo:margin-right="0cm" fo:margin-top="0.101cm" fo:margin-bottom="0.101cm" style:contextual-spacing="false" fo:text-indent="0cm" style:auto-text-indent="false"/>
      <style:text-properties style:font-name="Liberation Serif" fo:font-size="10pt" officeooo:paragraph-rsid="004e0b93" style:font-size-asian="10pt" style:font-size-complex="10pt"/>
    </style:style>
    <style:style style:name="P47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style:font-name="Liberation Serif" fo:font-size="10pt" officeooo:paragraph-rsid="004e0b93" style:font-size-asian="10pt" style:font-size-complex="10pt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left="0.499cm" fo:margin-right="0cm" fo:margin-top="0.101cm" fo:margin-bottom="0cm" style:contextual-spacing="false" fo:orphans="0" fo:widows="0" fo:text-indent="0cm" style:auto-text-indent="false" fo:background-color="transparent" text:number-lines="false" text:line-number="0"/>
      <style:text-properties style:font-name="Liberation Serif" fo:font-size="8pt" officeooo:rsid="001bd8c4" officeooo:paragraph-rsid="00495334" style:font-size-asian="8pt" style:font-size-complex="8pt"/>
    </style:style>
    <style:style style:name="P49" style:family="paragraph" style:parent-style-name="Table_20_Contents">
      <loext:graphic-properties draw:fill="none" draw:fill-gradient-name="gradient" draw:fill-hatch-name="hatch"/>
      <style:paragraph-properties fo:margin-left="0.499cm" fo:margin-right="0cm" fo:margin-top="0.101cm" fo:margin-bottom="0cm" style:contextual-spacing="false" fo:orphans="0" fo:widows="0" fo:text-indent="0cm" style:auto-text-indent="false" fo:background-color="transparent" text:number-lines="false" text:line-number="0"/>
      <style:text-properties style:font-name="Liberation Serif" fo:font-size="8pt" officeooo:rsid="001bd8c4" officeooo:paragraph-rsid="004e0b93" style:font-size-asian="8pt" style:font-size-complex="8pt"/>
    </style:style>
    <style:style style:name="P50" style:family="paragraph" style:parent-style-name="Table_20_Contents">
      <loext:graphic-properties draw:fill="none" draw:fill-gradient-name="gradient" draw:fill-hatch-name="hatch"/>
      <style:paragraph-properties fo:margin-left="0.499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Liberation Serif" fo:font-size="8pt" officeooo:rsid="001d3811" officeooo:paragraph-rsid="00495334" style:font-size-asian="8pt" style:font-size-complex="8pt"/>
    </style:style>
    <style:style style:name="P51" style:family="paragraph" style:parent-style-name="Table_20_Contents">
      <loext:graphic-properties draw:fill="none" draw:fill-gradient-name="gradient" draw:fill-hatch-name="hatch"/>
      <style:paragraph-properties fo:margin-left="0.499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Liberation Serif" fo:font-size="8pt" officeooo:rsid="001d3811" officeooo:paragraph-rsid="004e0b93" style:font-size-asian="8pt" style:font-size-complex="8pt"/>
    </style:style>
    <style:style style:name="P52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officeooo:rsid="001d3811" officeooo:paragraph-rsid="001d3811"/>
    </style:style>
    <style:style style:name="P53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officeooo:rsid="001d3811" officeooo:paragraph-rsid="00218dd0"/>
    </style:style>
    <style:style style:name="P54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officeooo:rsid="001d3811" officeooo:paragraph-rsid="0028d7ed"/>
    </style:style>
    <style:style style:name="P55" style:family="paragraph" style:parent-style-name="Table_20_Contents" style:list-style-name="L1">
      <loext:graphic-properties draw:fill-hatch-name="hatch"/>
      <style:paragraph-properties fo:margin-left="0.499cm" fo:margin-right="0cm" fo:margin-top="0cm" fo:margin-bottom="0cm" style:contextual-spacing="false" fo:text-indent="0cm" style:auto-text-indent="false"/>
      <style:text-properties officeooo:rsid="001d3811" officeooo:paragraph-rsid="004e0b93"/>
    </style:style>
    <style:style style:name="P56" style:family="paragraph" style:parent-style-name="Table_20_Contents" style:list-style-name="L1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officeooo:rsid="001d3811" officeooo:paragraph-rsid="004e0b93"/>
    </style:style>
    <style:style style:name="P57" style:family="paragraph" style:parent-style-name="Table_20_Contents" style:list-style-name="L1">
      <loext:graphic-properties draw:fill-gradient-name="gradient" draw:fill-hatch-name="hatch"/>
      <style:paragraph-properties fo:margin-left="0.499cm" fo:margin-right="0cm" fo:margin-top="0.101cm" fo:margin-bottom="0cm" style:contextual-spacing="false" fo:text-indent="0cm" style:auto-text-indent="false"/>
      <style:text-properties officeooo:rsid="001d3811" officeooo:paragraph-rsid="004e0b93"/>
    </style:style>
    <style:style style:name="P58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95334" officeooo:paragraph-rsid="00495334" style:font-size-asian="7pt" style:font-size-complex="8pt"/>
    </style:style>
    <style:style style:name="P59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95334" officeooo:paragraph-rsid="004e0b93" style:font-size-asian="7pt" style:font-size-complex="8pt"/>
    </style:style>
    <style:style style:name="P60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bd9d2" officeooo:paragraph-rsid="004bd9d2" style:font-size-asian="7pt" style:font-size-complex="8pt"/>
    </style:style>
    <style:style style:name="P61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bd9d2" officeooo:paragraph-rsid="004e0b93" style:font-size-asian="7pt" style:font-size-complex="8pt"/>
    </style:style>
    <style:style style:name="P62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4e0b93" style:font-size-asian="7pt" style:font-size-complex="8pt"/>
    </style:style>
    <style:style style:name="P63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4e0b93" style:font-size-asian="7pt" style:font-size-complex="8pt"/>
    </style:style>
    <style:style style:name="P64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a1913" officeooo:paragraph-rsid="004a1913" style:font-size-asian="8pt" style:font-size-complex="8pt"/>
    </style:style>
    <style:style style:name="P65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4a1913" officeooo:paragraph-rsid="004e0b93" style:font-size-asian="8pt" style:font-size-complex="8pt"/>
    </style:style>
    <style:style style:name="P66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.101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4e0b93" style:font-size-asian="8pt" style:font-size-complex="8pt"/>
    </style:style>
    <style:style style:name="P67" style:family="paragraph" style:parent-style-name="Table_20_Contents">
      <loext:graphic-properties draw:fill="none" draw:fill-gradient-name="gradient" draw:fill-hatch-name="hatch"/>
      <style:paragraph-properties fo:margin-left="1.3cm" fo:margin-right="0cm" fo:margin-top="0cm" fo:margin-bottom="0cm" style:contextual-spacing="false" fo:orphans="0" fo:widows="0" fo:text-indent="0cm" style:auto-text-indent="false" fo:background-color="transparent" text:number-lines="false" text:line-number="0"/>
      <style:text-properties style:font-name="Ink Free" fo:font-size="8pt" officeooo:rsid="002e4db4" officeooo:paragraph-rsid="004e0b93" style:font-size-asian="8pt" style:font-size-complex="8pt"/>
    </style:style>
    <style:style style:name="P68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8pt" officeooo:rsid="004a1913" officeooo:paragraph-rsid="004a1913" style:font-size-asian="8pt" style:font-size-complex="8pt"/>
    </style:style>
    <style:style style:name="P69" style:family="paragraph" style:parent-style-name="Table_20_Contents">
      <loext:graphic-properties draw:fill-hatch-name="hatch"/>
      <style:paragraph-properties fo:margin-left="0.499cm" fo:margin-right="0cm" fo:margin-top="0.101cm" fo:margin-bottom="0.101cm" style:contextual-spacing="false" fo:text-indent="0cm" style:auto-text-indent="false"/>
      <style:text-properties fo:font-size="8pt" officeooo:rsid="004a1913" officeooo:paragraph-rsid="004e0b93" style:font-size-asian="8pt" style:font-size-complex="8pt"/>
    </style:style>
    <style:style style:name="P70" style:family="paragraph" style:parent-style-name="Table_20_Contents">
      <loext:graphic-properties draw:fill-hatch-name="hatch"/>
      <style:paragraph-properties fo:margin-top="0.199cm" fo:margin-bottom="0.199cm" style:contextual-spacing="false" fo:text-align="center" style:justify-single-word="false"/>
      <style:text-properties fo:color="#2a6099" loext:opacity="100%" style:font-name="Liberation Serif" fo:font-size="14pt" fo:font-weight="bold" officeooo:rsid="0015ccee" officeooo:paragraph-rsid="004e0b93" style:font-size-asian="14pt" style:font-weight-asian="bold" style:font-size-complex="14pt" style:font-weight-complex="bold"/>
    </style:style>
    <style:style style:name="P71" style:family="paragraph" style:parent-style-name="Text_20_body">
      <style:text-properties officeooo:rsid="004e0b93" officeooo:paragraph-rsid="004e0b9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0pt" style:font-size-asian="10pt" style:font-size-complex="10pt"/>
    </style:style>
    <style:style style:name="T3" style:family="text">
      <style:text-properties style:font-name="Liberation Serif" fo:font-size="10pt" officeooo:rsid="001bd8c4" style:font-size-asian="10pt" style:font-size-complex="10pt"/>
    </style:style>
    <style:style style:name="T4" style:family="text">
      <style:text-properties style:font-name="Liberation Serif" fo:font-size="10pt" officeooo:rsid="002d0aa4" style:font-size-asian="10pt" style:font-size-complex="10pt"/>
    </style:style>
    <style:style style:name="T5" style:family="text">
      <style:text-properties style:font-name="Liberation Serif" officeooo:rsid="001bd8c4"/>
    </style:style>
    <style:style style:name="T6" style:family="text">
      <style:text-properties officeooo:rsid="002a295a"/>
    </style:style>
    <style:style style:name="T7" style:family="text">
      <style:text-properties officeooo:rsid="0044d3d1"/>
    </style:style>
    <style:style style:name="T8" style:family="text">
      <style:text-properties officeooo:rsid="00495334"/>
    </style:style>
    <style:style style:name="T9" style:family="text">
      <style:text-properties officeooo:rsid="004e0b9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UNCOMMITED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/>
          </table:table-cell>
          <table:table-cell table:style-name="Tabla1.B1" office:value-type="string">
            <text:p text:style-name="P5"/>
          </table:table-cell>
        </table:table-row>
        <table:table-row table:style-name="TableLine2184451780544">
          <table:table-cell table:style-name="Tabla1.A14" office:value-type="string">
            <text:list xml:id="list4139715884" text:style-name="L1">
              <text:list-item>
                <text:p text:style-name="P13">Mostrar el contenido de las cuentas.</text:p>
              </text:list-item>
            </text:list>
            <text:p text:style-name="P58">“ Select * from cuentas; “</text:p>
          </table:table-cell>
          <table:table-cell table:style-name="Tabla1.B14" office:value-type="string">
            <text:list xml:id="list192532650707651" text:continue-numbering="true" text:style-name="L1">
              <text:list-item>
                <text:p text:style-name="P13">Mostrar el contenido de las cuentas.</text:p>
              </text:list-item>
            </text:list>
            <text:p text:style-name="P58">“ Select * from cuentas; “</text:p>
          </table:table-cell>
        </table:table-row>
        <table:table-row table:style-name="TableLine2184451788320">
          <table:table-cell table:style-name="Tabla1.A3" office:value-type="string">
            <text:list xml:id="list192532645979652" text:continue-numbering="true" text:style-name="L1">
              <text:list-item>
                <text:p text:style-name="P36">Fijar sesión con el nivel de aislamiento requerido.</text:p>
              </text:list-item>
              <text:list-item>
                <text:p text:style-name="P52"><text:span text:style-name="T3">I</text:span><text:span text:style-name="T2">niciar la transacción.</text:span></text:p>
              </text:list-item>
              <text:list-item>
                <text:p text:style-name="P39">Decrementar el balance de <text:span text:style-name="T7">l</text:span>a cuenta <text:span text:style-name="T7">de Fulgencia </text:span>en 25€.</text:p>
              </text:list-item>
            </text:list>
            <text:p text:style-name="P48">“ Set<text:span text:style-name="T8"> session transaction isolation level read uncommited”</text:span></text:p>
            <text:p text:style-name="P50">“ <text:span text:style-name="T8">Start transaction”</text:span></text:p>
            <text:p text:style-name="P50">“ <text:span text:style-name="T8">update cuentas set balance=balance -25 where Propietaria= “Fulgencia”;”</text:span></text:p>
          </table:table-cell>
          <table:table-cell table:style-name="Tabla1.B3" office:value-type="string">
            <text:p text:style-name="P3"/>
          </table:table-cell>
        </table:table-row>
        <table:table-row table:style-name="TableLine2184451792640">
          <table:table-cell table:style-name="Tabla1.A4" office:value-type="string">
            <text:p text:style-name="P1"/>
          </table:table-cell>
          <table:table-cell table:style-name="Tabla1.B4" office:value-type="string">
            <text:list xml:id="list192533374805718" text:continue-numbering="true" text:style-name="L1">
              <text:list-item>
                <text:p text:style-name="P37">Fijar sesión con el nivel de aislamiento requerido.</text:p>
              </text:list-item>
              <text:list-item>
                <text:p text:style-name="P15"><text:span text:style-name="T5">I</text:span><text:span text:style-name="T1">niciar la transacción.</text:span></text:p>
              </text:list-item>
              <text:list-item>
                <text:p text:style-name="P22">Mostrar el contenido de las cuentas.</text:p>
              </text:list-item>
            </text:list>
            <text:p text:style-name="P8"/>
          </table:table-cell>
        </table:table-row>
        <table:table-row table:style-name="TableLine2184451781408">
          <table:table-cell table:style-name="Tabla1.A5" office:value-type="string">
            <text:list xml:id="list192533215394030" text:continue-numbering="true" text:style-name="L1">
              <text:list-item>
                <text:p text:style-name="P53"><text:span text:style-name="T2">Agregar una cuenta para </text:span><text:span text:style-name="T4">Filomena</text:span><text:span text:style-name="T2">.</text:span></text:p>
              </text:list-item>
            </text:list>
            <text:p text:style-name="P68"><text:span text:style-name="T1">“insert into cuentas (Propietaria,Balance) values(“Filomena”,1000);”</text:span></text:p>
            <text:p text:style-name="P9"/>
          </table:table-cell>
          <table:table-cell table:style-name="Tabla1.B5" office:value-type="string">
            <text:p text:style-name="P2"/>
          </table:table-cell>
        </table:table-row>
        <table:table-row table:style-name="TableLine2184451789184">
          <table:table-cell table:style-name="Tabla1.A6" office:value-type="string">
            <text:p text:style-name="P1"/>
          </table:table-cell>
          <table:table-cell table:style-name="Tabla1.B6" office:value-type="string">
            <text:list xml:id="list192532260413464" text:continue-numbering="true" text:style-name="L1">
              <text:list-item>
                <text:p text:style-name="P23">Mostrar el contenido de las cuentas.</text:p>
              </text:list-item>
            </text:list>
            <text:p text:style-name="P7"/>
          </table:table-cell>
        </table:table-row>
        <table:table-row table:style-name="TableLine2184451780832">
          <table:table-cell table:style-name="Tabla1.A7" office:value-type="string">
            <text:list xml:id="list192531603361114" text:continue-numbering="true" text:style-name="L1">
              <text:list-item>
                <text:p text:style-name="P16">Borrar la cuenta de Guillermina.</text:p>
              </text:list-item>
            </text:list>
            <text:p text:style-name="P64">DELETE FROM CUENTAS WHERE Propietaria = “Guillermina”;</text:p>
          </table:table-cell>
          <table:table-cell table:style-name="Tabla1.B7" office:value-type="string">
            <text:p text:style-name="P2"/>
          </table:table-cell>
        </table:table-row>
        <table:table-row table:style-name="TableLine2184451791200">
          <table:table-cell table:style-name="Tabla1.A14" office:value-type="string">
            <text:list xml:id="list192532842671800" text:continue-numbering="true" text:style-name="L1">
              <text:list-header>
                <text:p text:style-name="P53"/>
              </text:list-header>
            </text:list>
          </table:table-cell>
          <table:table-cell table:style-name="Tabla1.B14" office:value-type="string">
            <text:list xml:id="list192532902175846" text:continue-numbering="true" text:style-name="L1">
              <text:list-item>
                <text:p text:style-name="P24">Mostrar el contenido de las cuentas.</text:p>
              </text:list-item>
            </text:list>
            <text:p text:style-name="P7"/>
          </table:table-cell>
        </table:table-row>
        <table:table-row table:style-name="TableLine2184451784000">
          <table:table-cell table:style-name="Tabla1.A14" office:value-type="string">
            <text:list xml:id="list192531816496885" text:continue-numbering="true" text:style-name="L1">
              <text:list-item>
                <text:p text:style-name="P25"><text:span text:style-name="T6">Anular los efectos de la transacción</text:span>.</text:p>
              </text:list-item>
              <text:list-item>
                <text:p text:style-name="P32">Mostrar el estado de las cuentas.</text:p>
              </text:list-item>
            </text:list>
            <text:p text:style-name="P64">Rollback;</text:p>
            <text:p text:style-name="P64">(Al ver los datos se volveria al estado incial de incio de la transacción).</text:p>
          </table:table-cell>
          <table:table-cell table:style-name="Tabla1.B14" office:value-type="string">
            <text:p text:style-name="P2"/>
          </table:table-cell>
        </table:table-row>
        <table:table-row table:style-name="TableLine2184451792928">
          <table:table-cell table:style-name="Tabla1.A14" office:value-type="string">
            <text:p text:style-name="P1"/>
          </table:table-cell>
          <table:table-cell table:style-name="Tabla1.B14" office:value-type="string">
            <text:list xml:id="list192533307256995" text:continue-numbering="true" text:style-name="L1">
              <text:list-item>
                <text:p text:style-name="P26">Mostrar el contenido de las cuentas.</text:p>
              </text:list-item>
            </text:list>
            <text:p text:style-name="P7"/>
          </table:table-cell>
        </table:table-row>
        <table:table-row table:style-name="TableLine2184451793504">
          <table:table-cell table:style-name="Tabla1.A14" office:value-type="string">
            <text:list xml:id="list192532506123223" text:continue-numbering="true" text:style-name="L1">
              <text:list-item>
                <text:p text:style-name="P54"><text:span text:style-name="T3">I</text:span><text:span text:style-name="T2">niciar la transacción.</text:span></text:p>
              </text:list-item>
              <text:list-item>
                <text:p text:style-name="P40">Decrementar el balance de <text:span text:style-name="T7">l</text:span>a cuenta <text:span text:style-name="T7">de Fulgencia </text:span>en 25€.</text:p>
              </text:list-item>
              <text:list-item>
                <text:p text:style-name="P43">Agregar una cuenta para Pancracia.</text:p>
              </text:list-item>
              <text:list-item>
                <text:p text:style-name="P17">Borrar la cuenta de Guillermina.</text:p>
              </text:list-item>
            </text:list>
            <text:p text:style-name="P4"/>
          </table:table-cell>
          <table:table-cell table:style-name="Tabla1.B14" office:value-type="string">
            <text:p text:style-name="P2"/>
          </table:table-cell>
        </table:table-row>
        <table:table-row table:style-name="TableLine2184451794944">
          <table:table-cell table:style-name="Tabla1.A14" office:value-type="string">
            <text:p text:style-name="P10"/>
          </table:table-cell>
          <table:table-cell table:style-name="Tabla1.B14" office:value-type="string">
            <text:list xml:id="list192532553595100" text:continue-numbering="true" text:style-name="L1">
              <text:list-item>
                <text:p text:style-name="P27">Mostrar el contenido de las cuentas.</text:p>
              </text:list-item>
            </text:list>
            <text:p text:style-name="P7"/>
          </table:table-cell>
        </table:table-row>
        <table:table-row table:style-name="TableLine2184451795520">
          <table:table-cell table:style-name="Tabla1.A14" office:value-type="string">
            <text:list xml:id="list192531710281709" text:continue-numbering="true" text:style-name="L1">
              <text:list-item>
                <text:p text:style-name="P34">Cerrar la transacción.</text:p>
              </text:list-item>
            </text:list>
            <text:p text:style-name="P60">Commit;</text:p>
          </table:table-cell>
          <table:table-cell table:style-name="Tabla1.B14" office:value-type="string">
            <text:p text:style-name="P2"/>
          </table:table-cell>
        </table:table-row>
        <table:table-row table:style-name="TableLine2184451795808">
          <table:table-cell table:style-name="Tabla1.A14" office:value-type="string">
            <text:list xml:id="list192533393639221" text:continue-numbering="true" text:style-name="L1">
              <text:list-header>
                <text:p text:style-name="P34"/>
              </text:list-header>
            </text:list>
          </table:table-cell>
          <table:table-cell table:style-name="Tabla1.B14" office:value-type="string">
            <text:list xml:id="list192531853795813" text:continue-numbering="true" text:style-name="L1">
              <text:list-item>
                <text:p text:style-name="P34">Cerrar la transacción.</text:p>
              </text:list-item>
            </text:list>
            <text:p text:style-name="P60">Commit;</text:p>
          </table:table-cell>
        </table:table-row>
        <table:table-row table:style-name="TableLine2184451781120">
          <table:table-cell table:style-name="Tabla1.A15" office:value-type="string">
            <text:list xml:id="list192532797386683" text:continue-numbering="true" text:style-name="L1">
              <text:list-item>
                <text:p text:style-name="P28">Mostrar el contenido de las cuentas.</text:p>
              </text:list-item>
            </text:list>
            <text:p text:style-name="P6"/>
          </table:table-cell>
          <table:table-cell table:style-name="Tabla1.B15" office:value-type="string">
            <text:list xml:id="list192532912224786" text:continue-numbering="true" text:style-name="L1">
              <text:list-item>
                <text:p text:style-name="P28">Mostrar el contenido de las cuentas.</text:p>
              </text:list-item>
            </text:list>
            <text:p text:style-name="P6"/>
          </table:table-cell>
        </table:table-row>
      </table:table>
      <text:p text:style-name="Standard"/>
      <text:p text:style-name="Standard"><text:soft-page-break/></text:p>
      <text:p text:style-name="Standard"/>
      <text:p text:style-name="P12">CON EL READ COMMITED </text:p>
      <text:p text:style-name="P11"/>
      <table:table table:name="Táboa1" table:style-name="Táboa1">
        <table:table-column table:style-name="Táboa1.A"/>
        <table:table-column table:style-name="Táboa1.B"/>
        <table:table-row table:style-name="Táboa1.1">
          <table:table-cell table:style-name="Táboa1.A1" office:value-type="string">
            <text:p text:style-name="P70">TRANSACCIÓN 1</text:p>
          </table:table-cell>
          <table:table-cell table:style-name="Táboa1.B1" office:value-type="string">
            <text:p text:style-name="P70">TRANSACCIÓN 2</text:p>
          </table:table-cell>
        </table:table-row>
        <table:table-row table:style-name="TableLine2184808658176">
          <table:table-cell table:style-name="Táboa1.A14" office:value-type="string">
            <text:list xml:id="list192531862819980" text:continue-numbering="true" text:style-name="L1">
              <text:list-item>
                <text:p text:style-name="P14">Mostrar el contenido de las cuentas.</text:p>
              </text:list-item>
            </text:list>
            <text:p text:style-name="P59">“ Select * from cuentas; “</text:p>
          </table:table-cell>
          <table:table-cell table:style-name="Táboa1.B14" office:value-type="string">
            <text:list xml:id="list192533184753956" text:continue-numbering="true" text:style-name="L1">
              <text:list-item>
                <text:p text:style-name="P14">Mostrar el contenido de las cuentas.</text:p>
              </text:list-item>
            </text:list>
            <text:p text:style-name="P59">“ Select * from cuentas; “</text:p>
          </table:table-cell>
        </table:table-row>
        <table:table-row table:style-name="TableLine2184808662208">
          <table:table-cell table:style-name="Táboa1.A3" office:value-type="string">
            <text:list xml:id="list192532426478725" text:continue-numbering="true" text:style-name="L1">
              <text:list-item>
                <text:p text:style-name="P38">Fijar sesión con el nivel de aislamiento requerido.</text:p>
              </text:list-item>
              <text:list-item>
                <text:p text:style-name="P55"><text:span text:style-name="T3">I</text:span><text:span text:style-name="T2">niciar la transacción.</text:span></text:p>
              </text:list-item>
              <text:list-item>
                <text:p text:style-name="P41">Decrementar el balance de <text:span text:style-name="T7">l</text:span>a cuenta <text:span text:style-name="T7">de Fulgencia </text:span>en 25€.</text:p>
              </text:list-item>
            </text:list>
            <text:p text:style-name="P49">“ Set<text:span text:style-name="T8"> session transaction isolation level read commited”</text:span></text:p>
            <text:p text:style-name="P51">“ <text:span text:style-name="T8">Start transaction”</text:span></text:p>
            <text:p text:style-name="P51">“ <text:span text:style-name="T8">update cuentas set balance=balance -25 where Propietaria= “Fulgencia”;”</text:span></text:p>
          </table:table-cell>
          <table:table-cell table:style-name="Táboa1.B3" office:value-type="string">
            <text:p text:style-name="P46"/>
          </table:table-cell>
        </table:table-row>
        <table:table-row table:style-name="TableLine2184808676032">
          <table:table-cell table:style-name="Táboa1.A4" office:value-type="string">
            <text:p text:style-name="P45"/>
          </table:table-cell>
          <table:table-cell table:style-name="Táboa1.B4" office:value-type="string">
            <text:list xml:id="list192532853635920" text:continue-numbering="true" text:style-name="L1">
              <text:list-item>
                <text:p text:style-name="P38">Fijar sesión con el nivel de aislamiento requerido.</text:p>
              </text:list-item>
              <text:list-item>
                <text:p text:style-name="P18"><text:span text:style-name="T5">I</text:span><text:span text:style-name="T1">niciar la transacción.</text:span></text:p>
              </text:list-item>
              <text:list-item>
                <text:p text:style-name="P29">Mostrar el contenido de las cuentas.</text:p>
              </text:list-item>
            </text:list>
            <text:p text:style-name="P62"/>
          </table:table-cell>
        </table:table-row>
        <table:table-row table:style-name="TableLine2184808676320">
          <table:table-cell table:style-name="Táboa1.A5" office:value-type="string">
            <text:list xml:id="list192531908674226" text:continue-numbering="true" text:style-name="L1">
              <text:list-item>
                <text:p text:style-name="P56"><text:span text:style-name="T2">Agregar una cuenta para </text:span><text:span text:style-name="T4">Filomena</text:span><text:span text:style-name="T2">.</text:span></text:p>
              </text:list-item>
            </text:list>
            <text:p text:style-name="P69"><text:span text:style-name="T1">“insert into cuentas (Propietaria,Balance) values(“Filomena”,1000);”</text:span></text:p>
            <text:p text:style-name="P66"/>
          </table:table-cell>
          <table:table-cell table:style-name="Táboa1.B5" office:value-type="string">
            <text:p text:style-name="P47"/>
          </table:table-cell>
        </table:table-row>
        <table:table-row table:style-name="TableLine2184808677184">
          <table:table-cell table:style-name="Táboa1.A6" office:value-type="string">
            <text:p text:style-name="P45"/>
          </table:table-cell>
          <table:table-cell table:style-name="Táboa1.B6" office:value-type="string">
            <text:list xml:id="list192531965425128" text:continue-numbering="true" text:style-name="L1">
              <text:list-item>
                <text:p text:style-name="P30">Mostrar el contenido de las cuentas.</text:p>
              </text:list-item>
            </text:list>
            <text:p text:style-name="P63"/>
          </table:table-cell>
        </table:table-row>
        <table:table-row table:style-name="TableLine2184808677472">
          <table:table-cell table:style-name="Táboa1.A7" office:value-type="string">
            <text:list xml:id="list192532477836908" text:continue-numbering="true" text:style-name="L1">
              <text:list-item>
                <text:p text:style-name="P19">Borrar la cuenta de Guillermina.</text:p>
              </text:list-item>
            </text:list>
            <text:p text:style-name="P65">DELETE FROM CUENTAS WHERE Propietaria = “Guillermina”;</text:p>
          </table:table-cell>
          <table:table-cell table:style-name="Táboa1.B7" office:value-type="string">
            <text:p text:style-name="P47"/>
          </table:table-cell>
        </table:table-row>
        <table:table-row table:style-name="TableLine2184808687264">
          <table:table-cell table:style-name="Táboa1.A14" office:value-type="string">
            <text:list xml:id="list192532268335507" text:continue-numbering="true" text:style-name="L1">
              <text:list-header>
                <text:p text:style-name="P56"/>
              </text:list-header>
            </text:list>
          </table:table-cell>
          <table:table-cell table:style-name="Táboa1.B14" office:value-type="string">
            <text:list xml:id="list192532954942245" text:continue-numbering="true" text:style-name="L1">
              <text:list-item>
                <text:p text:style-name="P30">Mostrar el contenido de las cuentas.</text:p>
              </text:list-item>
            </text:list>
            <text:p text:style-name="P63"/>
          </table:table-cell>
        </table:table-row>
        <table:table-row table:style-name="TableLine2184808688992">
          <table:table-cell table:style-name="Táboa1.A14" office:value-type="string">
            <text:list xml:id="list192532075817709" text:continue-numbering="true" text:style-name="L1">
              <text:list-item>
                <text:p text:style-name="P31"><text:span text:style-name="T6">Anular los efectos de la transacción</text:span>.</text:p>
              </text:list-item>
              <text:list-item>
                <text:p text:style-name="P33">Mostrar el estado de las cuentas.</text:p>
              </text:list-item>
            </text:list>
            <text:p text:style-name="P65">Rollback;</text:p>
            <text:p text:style-name="P65">(Al ver los datos se volveria al estado incial de incio de la transacción).</text:p>
          </table:table-cell>
          <table:table-cell table:style-name="Táboa1.B14" office:value-type="string">
            <text:p text:style-name="P47"/>
          </table:table-cell>
        </table:table-row>
        <table:table-row table:style-name="TableLine2184808690144">
          <table:table-cell table:style-name="Táboa1.A14" office:value-type="string">
            <text:p text:style-name="P45"/>
          </table:table-cell>
          <table:table-cell table:style-name="Táboa1.B14" office:value-type="string">
            <text:list xml:id="list192531676812111" text:continue-numbering="true" text:style-name="L1">
              <text:list-item>
                <text:p text:style-name="P30">Mostrar el contenido de las cuentas.</text:p>
              </text:list-item>
            </text:list>
            <text:p text:style-name="P63"/>
          </table:table-cell>
        </table:table-row>
        <table:table-row table:style-name="TableLine2184808678624">
          <table:table-cell table:style-name="Táboa1.A14" office:value-type="string">
            <text:list xml:id="list192531651089021" text:continue-numbering="true" text:style-name="L1">
              <text:list-item>
                <text:p text:style-name="P57"><text:span text:style-name="T3">I</text:span><text:span text:style-name="T2">niciar la transacción.</text:span></text:p>
              </text:list-item>
              <text:list-item>
                <text:p text:style-name="P42">Decrementar el balance de <text:span text:style-name="T7">l</text:span>a cuenta <text:span text:style-name="T7">de Fulgencia </text:span>en 25€.</text:p>
              </text:list-item>
              <text:list-item>
                <text:p text:style-name="P44">Agregar una cuenta para Pancracia.</text:p>
              </text:list-item>
              <text:list-item>
                <text:p text:style-name="P20">Borrar la cuenta de Guillermina.</text:p>
              </text:list-item>
            </text:list>
            <text:p text:style-name="P21"/>
          </table:table-cell>
          <table:table-cell table:style-name="Táboa1.B14" office:value-type="string">
            <text:p text:style-name="P47"/>
          </table:table-cell>
        </table:table-row>
        <table:table-row table:style-name="TableLine2184808680352">
          <table:table-cell table:style-name="Táboa1.A14" office:value-type="string">
            <text:p text:style-name="P67"/>
          </table:table-cell>
          <table:table-cell table:style-name="Táboa1.B14" office:value-type="string">
            <text:list xml:id="list192533462917032" text:continue-numbering="true" text:style-name="L1">
              <text:list-item>
                <text:p text:style-name="P30">Mostrar el contenido de las cuentas.</text:p>
              </text:list-item>
            </text:list>
            <text:p text:style-name="P63"/>
          </table:table-cell>
        </table:table-row>
        <table:table-row table:style-name="TableLine2184808688128">
          <table:table-cell table:style-name="Táboa1.A14" office:value-type="string">
            <text:list xml:id="list192533177629023" text:continue-numbering="true" text:style-name="L1">
              <text:list-item>
                <text:p text:style-name="P35">Cerrar la transacción.</text:p>
              </text:list-item>
            </text:list>
            <text:p text:style-name="P61">Commit;</text:p>
          </table:table-cell>
          <table:table-cell table:style-name="Táboa1.B14" office:value-type="string">
            <text:p text:style-name="P47"/>
          </table:table-cell>
        </table:table-row>
        <table:table-row table:style-name="TableLine2184808687552">
          <table:table-cell table:style-name="Táboa1.A14" office:value-type="string">
            <text:list xml:id="list192532604402522" text:continue-numbering="true" text:style-name="L1">
              <text:list-header>
                <text:p text:style-name="P35"/>
              </text:list-header>
            </text:list>
          </table:table-cell>
          <table:table-cell table:style-name="Táboa1.B14" office:value-type="string">
            <text:list xml:id="list192532499002704" text:continue-numbering="true" text:style-name="L1">
              <text:list-item>
                <text:p text:style-name="P35">Cerrar la transacción.</text:p>
              </text:list-item>
            </text:list>
            <text:p text:style-name="P61">Commit;</text:p>
          </table:table-cell>
        </table:table-row>
        <table:table-row table:style-name="TableLine2184808678912">
          <table:table-cell table:style-name="Táboa1.A15" office:value-type="string">
            <text:list xml:id="list192533261259593" text:continue-numbering="true" text:style-name="L1">
              <text:list-item>
                <text:p text:style-name="P30">Mostrar el contenido de las cuentas.</text:p>
              </text:list-item>
            </text:list>
            <text:p text:style-name="P63"><text:soft-page-break/></text:p>
          </table:table-cell>
          <table:table-cell table:style-name="Táboa1.B15" office:value-type="string">
            <text:list xml:id="list192532130194922" text:continue-numbering="true" text:style-name="L1">
              <text:list-item>
                <text:p text:style-name="P30">Mostrar el contenido de las cuentas.</text:p>
              </text:list-item>
            </text:list>
            <text:p text:style-name="P63"><text:soft-page-break/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01:22:44.057000000</meta:creation-date>
    <dc:date>2023-04-27T19:25:31.026000000</dc:date>
    <meta:editing-duration>PT59M5S</meta:editing-duration>
    <meta:editing-cycles>31</meta:editing-cycles>
    <meta:generator>LibreOffice/7.3.4.2$Windows_X86_64 LibreOffice_project/728fec16bd5f605073805c3c9e7c4212a0120dc5</meta:generator>
    <meta:document-statistic meta:table-count="2" meta:image-count="0" meta:object-count="0" meta:page-count="3" meta:paragraph-count="74" meta:word-count="453" meta:character-count="2740" meta:non-whitespace-character-count="2408"/>
  </office:meta>
</office:document-meta>
</file>